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5pt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18fed7" officeooo:paragraph-rsid="0018fed7"/>
    </style:style>
    <style:style style:name="P3" style:family="paragraph" style:parent-style-name="Table_20_Contents">
      <style:text-properties fo:language="pt" fo:country="BR"/>
    </style:style>
    <style:style style:name="P4" style:family="paragraph" style:parent-style-name="Table_20_Contents">
      <style:text-properties fo:language="pt" fo:country="BR" fo:font-style="italic" style:font-style-asian="italic" style:font-style-complex="italic"/>
    </style:style>
    <style:style style:name="P5" style:family="paragraph" style:parent-style-name="Table_20_Contents">
      <style:text-properties fo:language="pt" fo:country="BR" fo:font-style="italic" officeooo:rsid="001a4860" officeooo:paragraph-rsid="001a4860" style:font-style-asian="italic" style:font-style-complex="italic"/>
    </style:style>
    <style:style style:name="P6" style:family="paragraph" style:parent-style-name="Table_20_Contents">
      <style:text-properties fo:language="pt" fo:country="BR" officeooo:rsid="001a4860" officeooo:paragraph-rsid="001a4860"/>
    </style:style>
    <style:style style:name="T1" style:family="text">
      <style:text-properties officeooo:rsid="0018fed7"/>
    </style:style>
    <style:style style:name="T2" style:family="text">
      <style:text-properties officeooo:rsid="001a48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ynamic TCP Initial Windows and Congestion Control Schemes Through Reinforcement Learning</text:p>
      <text:p text:style-name="P1"/>
      <text:p text:style-name="P1">I. INTRODUCTION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-<text:span text:style-name="T1">Agora o foco é short-flows, para os quais não há tempo de convergir</text:span></text:p>
            <text:p text:style-name="P3">-<text:span text:style-name="T1">Inicial window </text:span><text:span text:style-name="T2">(IW)</text:span><text:span text:style-name="T1"> = 10, exatamente conforme ns3</text:span></text:p>
            <text:p text:style-name="P3">-<text:span text:style-name="T1">TCP RL – Tenta otimizar para fluxos longos e curtos</text:span></text:p>
            <text:p text:style-name="P3">-<text:span text:style-name="T1">Se baseia nas observações de um webservice no servidor</text:span></text:p>
            <text:p text:style-name="P4">choosing a static IW that is best for all flows is infeasible</text:p>
            <text:p text:style-name="P4">there is no single</text:p>
            <text:p text:style-name="P4">CC scheme that can outperform all others in all network conditions</text:p>
            <text:p text:style-name="P5">Usar RL para configurar tanto a IW quanto a CC ao longo do fluxo</text:p>
            <text:p text:style-name="P5">Mais uma vez, processo de mapeamento entre estados→ ações</text:p>
            <text:p text:style-name="P5">To address the two problems above, we argue that a</text:p>
            <text:p text:style-name="P5">web-service provider can use reinforcement learning RL methods</text:p>
            <text:p text:style-name="P5">to dynamically configure IW and CC for improving the</text:p>
            <text:p text:style-name="P5">network transmission performance in the Internet. Basically,</text:p>
            <text:p text:style-name="P5">network conditions determine the ideal value of IW and CC,</text:p>
            <text:p text:style-name="P5">so the process of configuring IW and CC involves building</text:p>
            <text:p text:style-name="P5">a mapping between states (network conditions) and actions</text:p>
            <text:p text:style-name="P5">(IW, CC).</text:p>
            <text:p text:style-name="P6"/>
            <text:p text:style-name="P6"/>
            <text:p text:style-name="P6"/>
            <text:p text:style-name="P6"/>
            <text:p text:style-name="P3"/>
          </table:table-cell>
        </table:table-row>
      </table:table>
      <text:p text:style-name="P1"/>
      <text:p text:style-name="P1"/>
      <text:p text:style-name="P2">Vocabulário</text:p>
      <text:p text:style-name="P2"/>
      <text:p text:style-name="P2">revenue - income, especially when of a company or organization and of a substantial nature.</text:p>
      <text:p text:style-name="P2">"traders have lost $10,000 in revenue since the traffic scheme was implemented" (lucro??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7T09:04:43.232000000</dc:date>
    <meta:editing-duration>PT35M21S</meta:editing-duration>
    <meta:editing-cycles>3</meta:editing-cycles>
    <meta:generator>LibreOffice/7.4.2.3$Windows_X86_64 LibreOffice_project/382eef1f22670f7f4118c8c2dd222ec7ad009daf</meta:generator>
    <meta:document-statistic meta:table-count="1" meta:image-count="0" meta:object-count="0" meta:page-count="1" meta:paragraph-count="22" meta:word-count="195" meta:character-count="1191" meta:non-whitespace-character-count="1017"/>
  </office:meta>
</office:document-meta>
</file>